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964" officeooo:paragraph-rsid="000a7964"/>
    </style:style>
    <style:style style:name="P2" style:family="paragraph" style:parent-style-name="Standard">
      <style:paragraph-properties fo:text-align="center" style:justify-single-word="false"/>
      <style:text-properties fo:font-size="14pt" officeooo:rsid="000a7964" officeooo:paragraph-rsid="000a796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313bf" officeooo:paragraph-rsid="000a796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a7964" officeooo:paragraph-rsid="000a7964" style:font-size-asian="12pt" style:font-size-complex="12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0a7964" officeooo:paragraph-rsid="000a7964" style:font-size-asian="12pt" style:font-size-complex="12pt"/>
    </style:style>
    <style:style style:name="P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0a7964" officeooo:paragraph-rsid="000a7964" style:font-size-asian="12pt" style:font-size-complex="12pt"/>
    </style:style>
    <style:style style:name="P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0afd84" officeooo:paragraph-rsid="000afd84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0afd84" officeooo:paragraph-rsid="000afd8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afd84" officeooo:paragraph-rsid="000afd8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fd84" officeooo:paragraph-rsid="000afd84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a7964" officeooo:paragraph-rsid="000a7964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12pt" officeooo:rsid="000a7964" officeooo:paragraph-rsid="000a796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313bf" officeooo:paragraph-rsid="000c5d2b" style:font-size-asian="12pt" style:font-size-complex="12pt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2313bf" officeooo:paragraph-rsid="000c5d2b" style:font-size-asian="12pt" style:font-size-complex="12pt"/>
    </style:style>
    <style:style style:name="P1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2313bf" officeooo:paragraph-rsid="000c5d2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0afd84" officeooo:paragraph-rsid="000afd84" style:font-size-asian="12pt" style:font-size-complex="12pt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rsid="000afd84" officeooo:paragraph-rsid="000afd84" style:font-size-asian="12pt" style:font-size-complex="12pt"/>
    </style:style>
    <style:style style:name="P1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0afd84" officeooo:paragraph-rsid="000afd84" style:font-size-asian="12pt" style:font-size-complex="12pt"/>
    </style:style>
    <style:style style:name="P1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fo:font-weight="bold" officeooo:rsid="000afd84" officeooo:paragraph-rsid="000afd84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rsid="000a7964" officeooo:paragraph-rsid="000a7964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0a7964" officeooo:paragraph-rsid="000a7964" style:font-size-asian="18pt" style:font-weight-asian="bold" style:font-size-complex="18pt" style:font-weight-complex="bold"/>
    </style:style>
    <style:style style:name="T1" style:family="text">
      <style:text-properties officeooo:rsid="000a7964"/>
    </style:style>
    <style:style style:name="T2" style:family="text">
      <style:text-properties officeooo:rsid="00237a3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fd84" style:font-weight-asian="bold" style:font-weight-complex="bold"/>
    </style:style>
    <style:style style:name="T5" style:family="text">
      <style:text-properties fo:font-weight="bold" officeooo:rsid="000a7964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eca6e"/>
    </style:style>
    <style:style style:name="T8" style:family="text">
      <style:text-properties officeooo:rsid="000afd84"/>
    </style:style>
    <style:style style:name="T9" style:family="text">
      <style:text-properties fo:font-style="italic" officeooo:rsid="000a7964" style:font-style-asian="italic" style:font-style-complex="italic"/>
    </style:style>
    <style:style style:name="T10" style:family="text">
      <style:text-properties fo:font-style="italic" officeooo:rsid="000c5d2b" style:font-style-asian="italic" style:font-style-complex="italic"/>
    </style:style>
    <style:style style:name="T11" style:family="text">
      <style:text-properties officeooo:rsid="000c5d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éthodologie</text:p>
      <text:p text:style-name="P2">L’épreuve du bac en HLP</text:p>
      <text:p text:style-name="P1"/>
      <text:p text:style-name="P1"/>
      <text:p text:style-name="P1"/>
      <text:p text:style-name="P11">Organisation générale <text:span text:style-name="T6">:</text:span></text:p>
      <text:p text:style-name="P12"/>
      <text:p text:style-name="P13"><text:span text:style-name="T1">Vers la mi-mai de l’année de Terminale, vous aurez une épreuve finale pour cette spécialité. Sur votre sujet, vous </text:span><text:span text:style-name="T8">trouverez</text:span><text:span text:style-name="T1"> </text:span><text:span text:style-name="T5">un texte</text:span><text:span text:style-name="T1"> et </text:span><text:span text:style-name="T5">deux questions</text:span><text:span text:style-name="T1">.</text:span></text:p>
      <text:p text:style-name="P14"><text:span text:style-name="T1">- </text:span><text:span text:style-name="T11">L</text:span><text:span text:style-name="T1">e texte peut être soit de nature </text:span><text:span text:style-name="T5">littéraire</text:span><text:span text:style-name="T1">, soit de nature </text:span><text:span text:style-name="T5">philosophique</text:span></text:p>
      <text:p text:style-name="P14"><text:span text:style-name="T8">- </text:span><text:span text:style-name="T11">Concernant les deux questions :</text:span></text:p>
      <text:p text:style-name="P15"><text:span text:style-name="T11">- L’un</text:span><text:span text:style-name="T1">e sera une question </text:span><text:span text:style-name="T5">d’interprétation </text:span><text:span text:style-name="T1">: </text:span><text:span text:style-name="T11">elle</text:span><text:span text:style-name="T1"> portera spécifiquement sur le texte</text:span></text:p>
      <text:p text:style-name="P15"><text:span text:style-name="T1">- </text:span><text:span text:style-name="T11">L</text:span><text:span text:style-name="T1">’autre sera une question d</text:span><text:span text:style-name="T8">e </text:span><text:span text:style-name="T4">réflexion </text:span><text:span text:style-name="T8">: </text:span><text:span text:style-name="T11">elle</text:span><text:span text:style-name="T1"> portera sur le </text:span><text:span text:style-name="T9">thème</text:span><text:span text:style-name="T1"> du texte, mais pas spécifiquement sur </text:span><text:span text:style-name="T8">le texte lui-même</text:span></text:p>
      <text:p text:style-name="P15">- <text:span text:style-name="T11">Parmi les deux questions, l’une sera de nature littéraire, l’autre philosophique.</text:span></text:p>
      <text:p text:style-name="P3"/>
      <text:p text:style-name="P4">Il n’y a en fait que deux cas possibles :</text:p>
      <text:p text:style-name="P4"/>
      <text:p text:style-name="P5">- Si le texte est de nature <text:span text:style-name="T3">littéraire</text:span></text:p>
      <text:p text:style-name="P6">→ La question d’interprétation sera <text:span text:style-name="T4">littéraire</text:span></text:p>
      <text:p text:style-name="P7"><text:span text:style-name="T1">→ </text:span>La question de réflexion sera <text:span text:style-name="T3">philosophique</text:span></text:p>
      <text:p text:style-name="P19"/>
      <text:p text:style-name="P8">- Si le texte est de nature <text:span text:style-name="T3">philosophique</text:span></text:p>
      <text:p text:style-name="P7"><text:span text:style-name="T1">→ </text:span>La question d’interprétation sera <text:span text:style-name="T3">philosophique</text:span></text:p>
      <text:p text:style-name="P7"><text:span text:style-name="T1">→ </text:span>La question de réflexion sera <text:span text:style-name="T3">littéraire</text:span></text:p>
      <text:p text:style-name="P3"/>
      <text:p text:style-name="P9">Dans tous les cas, l’intitulé de chaque question précisera explicitement sa nature (philosophique ou littéraire, de réflexion ou d’interprétation).</text:p>
      <text:p text:style-name="P3"/>
      <text:p text:style-name="P3"><text:span text:style-name="T7">Vous aurez quatre heures pour réaliser ce travail. </text:span>Chaque question sera notée sur dix, et le total<text:span text:style-name="T7"> comptera </text:span><text:span text:style-name="T2">pour le bac</text:span><text:span text:style-name="T7"> avec un coefficient de </text:span>seize<text:span text:style-name="T7">.</text:span></text:p>
      <text:p text:style-name="P3"/>
      <text:p text:style-name="P3"/>
      <text:p text:style-name="P10">Remarques générales sur la méthodologie :</text:p>
      <text:p text:style-name="P9"/>
      <text:p text:style-name="P9">- Les attentes méthodologiques pour cette épreuve sont extrêmement vagues. Rien de précis n’est exigé de vous, même pas la structure introduction/développement/conclusion.</text:p>
      <text:p text:style-name="P9">- <text:span text:style-name="T11">Toutefois, il est plus facile de faire de bons devoirs si l’on suit quelques principes simples de méthode. La méthodologie que nous verrons en classe sera donc seulement </text:span><text:span text:style-name="T10">indicative</text:span><text:span text:style-name="T11">, mais je vous recommande fortement de la suivre.</text:span></text:p>
      <text:p text:style-name="P9">- <text:span text:style-name="T11">Si vous n’êtes pas évalués sur la méthode, sur quoi êtes vous évalués en philosophie ? Essentiellement, sur les critères suivants :</text:span></text:p>
      <text:p text:style-name="P8">- <text:span text:style-name="T11">Vos qualités de rédaction : concision, clarté</text:span></text:p>
      <text:p text:style-name="P8">- <text:span text:style-name="T11">La culture personnelle que vous manifestez (celle-ci vous sera fournie par vos cours)</text:span></text:p>
      <text:p text:style-name="P8">- <text:span text:style-name="T11">Votre capacité à </text:span><text:span text:style-name="T10">réfléchir par vous-même</text:span><text:span text:style-name="T11">, c’est-à-dire à :</text:span></text:p>
      <text:p text:style-name="P7">- <text:span text:style-name="T11">Construire de bonnes définitions</text:span></text:p>
      <text:p text:style-name="P7">- <text:span text:style-name="T11">Construire des raisonnements rigoureux et progressifs</text:span></text:p>
      <text:p text:style-name="P7">- <text:span text:style-name="T11">Varier les points de vue possibles quand vous réfléchissez</text:span></text:p>
      <text:p text:style-name="P7">- <text:span text:style-name="T11">Exercer votre esprit criti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12:01:27.298000000</meta:creation-date>
    <dc:title>Page vierge</dc:title>
    <meta:generator>LibreOffice/7.3.1.3$Windows_X86_64 LibreOffice_project/a69ca51ded25f3eefd52d7bf9a5fad8c90b87951</meta:generator>
    <meta:editing-duration>PT18M28S</meta:editing-duration>
    <meta:editing-cycles>3</meta:editing-cycles>
    <dc:date>2022-11-10T14:12:44.760000000</dc:date>
    <meta:document-statistic meta:table-count="0" meta:image-count="0" meta:object-count="0" meta:page-count="1" meta:paragraph-count="29" meta:word-count="345" meta:character-count="2159" meta:non-whitespace-character-count="1843"/>
    <meta:template xlink:type="simple" xlink:actuate="onRequest" xlink:title="Page vierge" xlink:href="../../../../../AppData/Roaming/LibreOffice/4/user/template/Page%20vierge1.ott" meta:date="2022-11-10T12:01:26.985000000"/>
  </office:meta>
</office:document-meta>
</file>